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, garamond, times"/>
    <style:font-face style:name="times" svg:font-family="times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4.348cm" fo:margin-left="5.992cm" style:page-number="auto" table:align="left" style:writing-mode="lr-tb"/>
    </style:style>
    <style:style style:name="Tableau1.A" style:family="table-column">
      <style:table-column-properties style:column-width="4.348cm"/>
    </style:style>
    <style:style style:name="Tableau1.1" style:family="table-row">
      <style:table-row-properties style:min-row-height="0.446cm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au2" style:family="table">
      <style:table-properties style:width="13.765cm" fo:margin-left="-0.132cm" table:align="left" style:writing-mode="lr-tb"/>
    </style:style>
    <style:style style:name="Tableau2.A" style:family="table-column">
      <style:table-column-properties style:column-width="5.094cm"/>
    </style:style>
    <style:style style:name="Tableau2.B" style:family="table-column">
      <style:table-column-properties style:column-width="1.281cm"/>
    </style:style>
    <style:style style:name="Tableau2.G" style:family="table-column">
      <style:table-column-properties style:column-width="2.26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738cm" fo:margin-left="-0.199cm" table:align="left" style:writing-mode="lr-tb"/>
    </style:style>
    <style:style style:name="Tableau3.A" style:family="table-column">
      <style:table-column-properties style:column-width="5.943cm"/>
    </style:style>
    <style:style style:name="Tableau3.B" style:family="table-column">
      <style:table-column-properties style:column-width="2.249cm"/>
    </style:style>
    <style:style style:name="Tableau3.C" style:family="table-column">
      <style:table-column-properties style:column-width="2.251cm"/>
    </style:style>
    <style:style style:name="Tableau3.E" style:family="table-column">
      <style:table-column-properties style:column-width="2.318cm"/>
    </style:style>
    <style:style style:name="Tableau3.F" style:family="table-column">
      <style:table-column-properties style:column-width="1.727cm"/>
    </style:style>
    <style:style style:name="Tableau3.1" style:family="table-row">
      <style:table-row-properties style:min-row-height="0.508cm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0.478cm" fo:keep-together="auto"/>
    </style:style>
    <style:style style:name="P1" style:family="paragraph" style:parent-style-name="Standard">
      <style:text-properties fo:font-size="11pt" style:text-underline-style="solid" style:text-underline-width="auto" style:text-underline-color="font-color" style:font-size-asian="11pt"/>
    </style:style>
    <style:style style:name="P2" style:family="paragraph" style:parent-style-name="Standard">
      <style:text-properties fo:font-size="11pt" fo:language="en" fo:country="US" style:text-underline-style="solid" style:text-underline-width="auto" style:text-underline-color="font-color" fo:font-weight="bold" style:font-size-asian="11pt" style:font-weight-asian="bold" style:font-weight-complex="bold"/>
    </style:style>
    <style:style style:name="P3" style:family="paragraph" style:parent-style-name="Standard">
      <style:text-properties fo:font-size="11pt" style:font-size-asian="11pt"/>
    </style:style>
    <style:style style:name="P4" style:family="paragraph" style:parent-style-name="Standard">
      <style:paragraph-properties style:snap-to-layout-grid="false"/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6" style:family="paragraph" style:parent-style-name="Standard" style:list-style-name="WW8Num7">
      <style:text-properties fo:font-size="11pt" style:font-size-asian="11pt"/>
    </style:style>
    <style:style style:name="P7" style:family="paragraph" style:parent-style-name="Standard">
      <style:text-properties fo:font-size="11pt" officeooo:rsid="0003b4b9" officeooo:paragraph-rsid="0003b4b9" style:font-size-asian="11pt"/>
    </style:style>
    <style:style style:name="P8" style:family="paragraph" style:parent-style-name="Standard">
      <style:text-properties fo:font-size="11pt" fo:language="fr" fo:country="FR" style:text-underline-style="solid" style:text-underline-width="auto" style:text-underline-color="font-color" style:font-size-asian="11pt" style:language-asian="fr" style:country-asian="FR"/>
    </style:style>
    <style:style style:name="P9" style:family="paragraph" style:parent-style-name="Standard">
      <style:text-properties officeooo:paragraph-rsid="0003b4b9"/>
    </style:style>
    <style:style style:name="P10" style:family="paragraph" style:parent-style-name="Standard">
      <style:paragraph-properties fo:margin-left="0cm" fo:margin-right="0cm" fo:text-indent="1.249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ize="11pt" style:font-size-asian="11pt"/>
    </style:style>
    <style:style style:name="P12" style:family="paragraph" style:parent-style-name="Text_20_body">
      <style:paragraph-properties fo:margin-left="0cm" fo:margin-right="-6.209cm" fo:text-indent="0cm" style:auto-text-indent="false"/>
      <style:text-properties fo:font-size="11pt" style:font-size-asian="11pt"/>
    </style:style>
    <style:style style:name="P13" style:family="paragraph" style:parent-style-name="Heading_20_2">
      <style:text-properties fo:font-size="11pt" style:font-size-asian="11pt"/>
    </style:style>
    <style:style style:name="P14" style:family="paragraph">
      <style:paragraph-properties style:writing-mode="lr-tb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font-weight-complex="bold"/>
    </style:style>
    <style:style style:name="T3" style:family="text">
      <style:text-properties fo:font-size="11pt" fo:language="en" fo:country="US" fo:font-weight="bold" style:font-size-asian="11pt" style:font-weight-asian="bold" style:font-weight-complex="bold"/>
    </style:style>
    <style:style style:name="T4" style:family="text">
      <style:text-properties fo:font-size="11pt" fo:language="en" fo:country="US" style:text-underline-style="solid" style:text-underline-width="auto" style:text-underline-color="font-color" fo:font-weight="bold" style:font-size-asian="11pt" style:font-weight-asian="bold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6" style:family="text">
      <style:text-properties fo:font-size="11pt" style:text-underline-style="solid" style:text-underline-width="auto" style:text-underline-color="font-color" style:font-size-asian="11pt"/>
    </style:style>
    <style:style style:name="T7" style:family="text">
      <style:text-properties fo:font-size="11pt" style:font-size-asian="11pt"/>
    </style:style>
    <style:style style:name="T8" style:family="text">
      <style:text-properties fo:font-size="11pt" officeooo:rsid="0003b4b9" style:font-size-asian="11pt"/>
    </style:style>
    <style:style style:name="T9" style:family="text">
      <style:text-properties fo:font-size="11pt" fo:font-style="italic" fo:font-weight="bold" style:font-size-asian="11pt" style:font-style-asian="italic" style:font-weight-asian="bold"/>
    </style:style>
    <style:style style:name="T10" style:family="text">
      <style:text-properties style:text-position="sub 58%" fo:font-size="11pt" style:font-size-asian="11pt"/>
    </style:style>
    <style:style style:name="T11" style:family="text">
      <style:text-properties style:text-position="sub 58%" fo:font-size="11pt" fo:font-weight="bold" style:font-size-asian="11pt" style:font-weight-asian="bold"/>
    </style:style>
    <style:style style:name="T12" style:family="text">
      <style:text-properties style:font-name="times" fo:font-size="11pt" style:font-size-asian="11pt"/>
    </style:style>
    <style:style style:name="T13" style:family="text">
      <style:text-properties style:font-name="times" fo:font-size="11pt" fo:font-style="italic" style:font-size-asian="11pt" style:font-style-asian="italic" style:font-style-complex="italic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/>
          </table:table-cell>
        </table:table-row>
      </table:table>
      <text:p text:style-name="Standard"><text:span text:style-name="T3">I <text:s text:c="2"/></text:span><text:span text:style-name="T5">Vocabulaire</text:span><text:span text:style-name="T4">.</text:span></text:p>
      <text:p text:style-name="P2"/>
      <text:p text:style-name="Standard"><text:span text:style-name="T7">Une </text:span><text:span text:style-name="T2">étude statistique</text:span><text:span text:style-name="T7"> porte sur un ensemble <text:s/>( de personnes, d'objets) appelé ……………….………….</text:span></text:p>
      <text:p text:style-name="P3">Chaque élément de la population est <text:s text:c="2"/>.............………...... , son aspect étudié est nommé ………………..</text:p>
      <text:p text:style-name="P3">On distingue :</text:p>
      <text:p text:style-name="P3"><text:s text:c="5"/>-les caractères ………….................... qui sont mesurables :</text:p>
      <text:p text:style-name="P11">S’il prend des valeurs isolées, par exemple des valeurs entières, le caractère est dit :……………</text:p>
      <text:p text:style-name="P11">s’il peut prendre une multitude de valeurs, le caractère est dit : ……………………</text:p>
      <text:p text:style-name="P10"><text:span text:style-name="T7">(et on répartit les valeurs par tranches, appelées …...................... </text:span><text:span text:style-name="T8">d</text:span><text:span text:style-name="T7">e la forme [a ; b[ , b-a s’appelle ……………….. et <text:s text:c="3"/>……………………………………)</text:span></text:p>
      <text:p text:style-name="P3"/>
      <text:p text:style-name="P3"><text:s text:c="5"/>-les caractères…………......................qui ne le sont pas.</text:p>
      <text:p text:style-name="P3"/>
      <text:p text:style-name="P9"><text:span text:style-name="T6">Exemples :</text:span><text:span text:style-name="T7"><text:tab/></text:span><text:span text:style-name="T13">Dans 96% des cas, ce sont les hommes qui interrompent les femmes.</text:span></text:p>
      <text:p text:style-name="P7">La population est : …...............................................................................................................................</text:p>
      <text:p text:style-name="P7">Le caractère, …........................., est : …...................................................................................................</text:p>
      <text:p text:style-name="P7">96 % représente :</text:p>
      <text:p text:style-name="P3"/>
      <text:p text:style-name="P8"><draw:custom-shape text:anchor-type="char" draw:z-index="0" draw:style-name="gr1" draw:text-style-name="P14" svg:width="17.331cm" svg:height="5.033cm" svg:x="-0.436cm" svg:y="0.355cm"><text:p/><draw:enhanced-geometry svg:viewBox="0 0 21600 21600" draw:type="rectangle" draw:enhanced-path="M 0 0 L 21600 0 21600 21600 0 21600 0 0 Z N"/></draw:custom-shape></text:p>
      <text:p text:style-name="P1">Définitions:</text:p>
      <text:p text:style-name="P1"/>
      <text:p text:style-name="Standard"><text:span text:style-name="T2">Effectif total :</text:span><text:span text:style-name="T7"> noté N , c'est .........................................................................................................................</text:span></text:p>
      <text:p text:style-name="P3"/>
      <text:p text:style-name="Standard"><text:span text:style-name="T2">Effectif d'une valeur :</text:span><text:span text:style-name="T7"> <text:s/>noté n</text:span><text:span text:style-name="T10"> i</text:span><text:span text:style-name="T7"> <text:s/>, c'est .........................................................................................................</text:span></text:p>
      <text:p text:style-name="P3"/>
      <text:p text:style-name="Standard"><text:span text:style-name="T2">Fréquence :</text:span><text:span text:style-name="T7"> notée f</text:span><text:span text:style-name="T10"> i</text:span><text:span text:style-name="T7"> <text:s/>, c'est ..........................................................................................................................</text:span></text:p>
      <text:p text:style-name="P3"/>
      <text:p text:style-name="Standard"><text:span text:style-name="T1">Effectifs cumulés croissants à </text:span><text:span text:style-name="T9">x</text:span><text:span text:style-name="T11">i</text:span><text:span text:style-name="T1"> ( respectivement fréquences cumulée croissants) </text:span></text:p>
      <text:p text:style-name="P3"/>
      <text:p text:style-name="P3"/>
      <text:p text:style-name="P1"/>
      <text:p text:style-name="Standard"><text:span text:style-name="T6">Exemple 1: </text:span><text:span text:style-name="T7"><text:s text:c="2"/>On donne les résultats de 20 élèves au premier devoir de l'année </text:span></text:p>
      <text:p text:style-name="P3"/>
      <text:p text:style-name="P3">06 <text:s/>; 08 <text:s/>; 11 <text:s/>; 08 <text:s/>; 06 <text:s/>; 10 <text:s/>; 08 <text:s/>; 11 <text:s/>; 06 <text:s/>; <text:s/>10 <text:s/>; <text:s/>11 <text:s/>; <text:s/>06 <text:s/>; <text:s/>08 <text:s/>; <text:s/>11 <text:s/>; <text:s/>15 <text:s/>; <text:s/>06 <text:s/>; <text:s/>10 <text:s/>; <text:s/>15 <text:s/>; <text:s/>11 <text:s/>;06.</text:p>
      <text:p text:style-name="P3"/>
      <text:p text:style-name="P3">Remplir le tableau suivant :</text:p>
      <text:p text:style-name="P3"><text:tab/><text:tab/><text:tab/><text:tab/><text:tab/><text:tab/><text:tab/><text:tab/><text:tab/><text:tab/><text:tab/></text:p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 table:style-name="Tableau2.1">
          <table:table-cell table:style-name="Tableau2.A1" office:value-type="string">
            <text:h text:style-name="P13" text:outline-level="2">Notes</text:h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G1" office:value-type="string">
            <text:p text:style-name="P3"><text:s text:c="6"/>Total</text:p>
          </table:table-cell>
        </table:table-row>
        <table:table-row table:style-name="Tableau2.1">
          <table:table-cell table:style-name="Tableau2.A1" office:value-type="string">
            <text:p text:style-name="P5">effectifs</text:p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G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5">fréquences</text:p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G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5">effectifs cumulés croissants</text:p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G1" office:value-type="string">
            <text:p text:style-name="P4"/>
          </table:table-cell>
        </table:table-row>
      </table:table>
      <text:p text:style-name="Standard"/>
      <text:p text:style-name="Standard"><text:span text:style-name="T6">Exemple 2: </text:span><text:span text:style-name="T7"><text:s text:c="2"/>On donne les prix en euros d’appareil photos numériques</text:span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3">prix</text:p>
          </table:table-cell>
          <table:table-cell table:style-name="Tableau3.A1" office:value-type="string">
            <text:p text:style-name="P3">[300 ;500[</text:p>
          </table:table-cell>
          <table:table-cell table:style-name="Tableau3.A1" office:value-type="string">
            <text:p text:style-name="P3">[500 ;700[</text:p>
          </table:table-cell>
          <table:table-cell table:style-name="Tableau3.A1" office:value-type="string">
            <text:p text:style-name="P3">[700 ;900[</text:p>
          </table:table-cell>
          <table:table-cell table:style-name="Tableau3.A1" office:value-type="string">
            <text:p text:style-name="P3">[900 ; 1100[</text:p>
          </table:table-cell>
          <table:table-cell table:style-name="Tableau3.F1" office:value-type="string">
            <text:p text:style-name="P3">total</text:p>
          </table:table-cell>
        </table:table-row>
        <table:table-row table:style-name="Tableau3.2">
          <table:table-cell table:style-name="Tableau3.A1" office:value-type="string">
            <text:p text:style-name="P3">effectifs</text:p>
          </table:table-cell>
          <table:table-cell table:style-name="Tableau3.A1" office:value-type="string">
            <text:p text:style-name="P3">9</text:p>
          </table:table-cell>
          <table:table-cell table:style-name="Tableau3.A1" office:value-type="string">
            <text:p text:style-name="P3">12</text:p>
          </table:table-cell>
          <table:table-cell table:style-name="Tableau3.A1" office:value-type="string">
            <text:p text:style-name="P3">11</text:p>
          </table:table-cell>
          <table:table-cell table:style-name="Tableau3.A1" office:value-type="string">
            <text:p text:style-name="P3">9</text:p>
          </table:table-cell>
          <table:table-cell table:style-name="Tableau3.F1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P3">Fréquence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F1" office:value-type="string">
            <text:p text:style-name="P4"/>
          </table:table-cell>
        </table:table-row>
        <table:table-row table:style-name="Tableau3.1">
          <table:table-cell table:style-name="Tableau3.A1" office:value-type="string">
            <text:p text:style-name="Standard"><text:span text:style-name="T7">fréquences cumulées croissantes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  <table:table-cell table:style-name="Tableau3.F1" office:value-type="string">
            <text:p text:style-name="P4"/>
          </table:table-cell>
        </table:table-row>
      </table:table>
      <text:list xml:id="list499321898126135903" text:style-name="WW8Num7">
        <text:list-item>
          <text:p text:style-name="P6">Quelle est la population étudiée, le caractère étudié ? Est-il qualitatif ? quantitatif ?</text:p>
        </text:list-item>
        <text:list-item>
          <text:p text:style-name="P6">Quel est l’effectif total ?</text:p>
        </text:list-item>
        <text:list-item>
          <text:p text:style-name="P6">Quel est le pourcentage d’appareils dont le prix est strictement inférieur à 700 euros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eorgia" svg:font-family="georgia, garamond, times"/>
    <style:font-face style:name="times" svg:font-family="times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style:text-autospace="none" style:punctuation-wrap="simple" style:vertical-align="baselin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none" style:punctuation-wrap="simple" style:vertical-align="baseline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Gdmath" style:family="paragraph" style:parent-style-name="Standard" style:list-style-name="WW8Num3">
      <style:text-properties fo:color="#000000" fo:font-size="11pt" style:font-size-asian="11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1pt" style:font-size-asian="11pt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/>
    <style:style style:name="WW8Num4z1" style:family="text">
      <style:text-properties style:font-name="Symbol" fo:font-size="11pt" style:font-size-asian="11pt" style:font-name-complex="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Police_20_par_20_défaut" style:display-name="Police par défaut" style:family="text"/>
    <style:style style:name="Maths" style:family="text" style:parent-style-name="Police_20_par_20_défaut">
      <style:text-properties fo:color="#0000ff" fo:language="fr" fo:country="FR" fo:font-style="italic" style:language-asian="fr" style:country-asian="FR" style:font-style-asian="italic"/>
    </style:style>
    <style:style style:name="Titre_20_2_20_Car" style:display-name="Titre 2 Car" style:family="text" style:parent-style-name="Police_20_par_20_défaut">
      <style:text-properties fo:font-size="12pt" style:font-size-asian="12pt"/>
    </style:style>
    <style:style style:name="Corps_20_de_20_texte_20_Car" style:display-name="Corps de texte Car" style:family="text" style:parent-style-name="Police_20_par_20_défaut">
      <style:text-properties fo:font-size="12pt" style:font-size-asian="12pt"/>
    </style:style>
    <style:style style:name="Titre_20_3_20_Car" style:display-name="Titre 3 Car" style:family="text" style:parent-style-name="Police_20_par_20_défau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En-tête_20_Car" style:display-name="En-tête Ca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2.54cm"/>
        </style:list-level-properties>
        <style:text-properties style:font-name="Symbol"/>
      </text:list-level-style-bullet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51cm" fo:margin-left="2.499cm" fo:margin-right="0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èle mathématique.</dc:title>
    <meta:initial-creator>Florence</meta:initial-creator>
    <meta:creation-date>2012-06-21T13:52:00</meta:creation-date>
    <dc:creator>Prof </dc:creator>
    <dc:date>2013-10-18T12:47:26.951000715</dc:date>
    <meta:editing-cycles>4</meta:editing-cycles>
    <meta:editing-duration>PT2M</meta:editing-duration>
    <meta:generator>LibreOffice/4.1.1.2$Linux_x86 LibreOffice_project/410m0$Build-2</meta:generator>
    <meta:document-statistic meta:table-count="3" meta:image-count="0" meta:object-count="0" meta:page-count="1" meta:paragraph-count="44" meta:word-count="292" meta:character-count="2287" meta:non-whitespace-character-count="1968"/>
    <meta:user-defined meta:name="DernierMetEn">aucun</meta:user-defined>
    <meta:user-defined meta:name="VersionAMath">(18 janv 98)</meta:user-defined>
  </office:meta>
</office:document-meta>
</file>